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9000003A770CDE081EFD165D6.png" manifest:media-type="image/png"/>
  <manifest:file-entry manifest:full-path="Pictures/10000201000005130000039A16A98BA348442A10.png" manifest:media-type="image/png"/>
  <manifest:file-entry manifest:full-path="Pictures/100002010000050E000003A2B2AD08360F5F84A1.png" manifest:media-type="image/png"/>
  <manifest:file-entry manifest:full-path="Pictures/100002010000051200000395850BA59AB285A47A.png" manifest:media-type="image/png"/>
  <manifest:file-entry manifest:full-path="Pictures/10000201000005030000038B9DC5372241CC4CC6.png" manifest:media-type="image/png"/>
  <manifest:file-entry manifest:full-path="Pictures/10000201000005050000038EBDF8940950C45023.png" manifest:media-type="image/png"/>
  <manifest:file-entry manifest:full-path="Pictures/10000201000004F70000038855382EED75AB4B5B.png" manifest:media-type="image/png"/>
  <manifest:file-entry manifest:full-path="Pictures/1000020100000502000003A222CDE1C0339B5E03.png" manifest:media-type="image/png"/>
  <manifest:file-entry manifest:full-path="Pictures/1000020100000511000003A83E632943C1E344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4.35cm" fo:min-width="10.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18.9cm"/>
      <style:paragraph-properties style:writing-mode="lr-tb"/>
    </style:style>
    <style:style style:name="gr5" style:family="graphic" style:parent-style-name="standard">
      <style:graphic-properties svg:stroke-color="#ffffff" draw:fill-color="#dddddd" draw:textarea-horizontal-align="justify" draw:textarea-vertical-align="middle" draw:auto-grow-height="false" fo:min-height="2.95cm" fo:min-width="20.1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text-align="start" style:writing-mode="lr-tb"/>
      <style:text-properties fo:font-size="20pt" style:font-size-asian="20pt" style:font-size-complex="20pt"/>
    </style:style>
    <style:style style:name="P8" style:family="paragraph">
      <loext:graphic-properties draw:fill-color="#dddddd"/>
      <style:paragraph-properties fo:text-align="start" style:writing-mode="lr-tb"/>
      <style:text-properties fo:font-size="20pt" style:font-size-asian="20pt" style:font-size-complex="20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823cm" svg:height="15.749cm" svg:x="3.114cm" svg:y="0.016cm">
          <draw:image xlink:href="Pictures/1000020100000511000003A83E632943C1E34449.png" xlink:type="simple" xlink:show="embed" xlink:actuate="onLoad" loext:mime-type="image/png">
            <text:p/>
          </draw:image>
        </draw:frame>
        <draw:custom-shape draw:style-name="gr2" draw:text-style-name="P3" draw:layer="layout" svg:width="10.6cm" svg:height="4.6cm" svg:x="8.8cm" svg:y="8cm">
          <text:p text:style-name="P2">Antonio Longa</text:p>
          <text:p text:style-name="P2"><text:span text:style-name="T1"/></text:p>
          <text:p text:style-name="P2"><text:span text:style-name="T1"/></text:p>
          <text:p text:style-name="P2"><text:span text:style-name="T1">November 22,202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1.71cm" svg:height="15.749cm" svg:x="3.171cm" svg:y="0.016cm">
          <draw:image xlink:href="Pictures/1000020100000502000003A222CDE1C0339B5E03.png" xlink:type="simple" xlink:show="embed" xlink:actuate="onLoad" loext:mime-type="image/png">
            <text:p/>
          </draw:image>
        </draw:frame>
        <draw:custom-shape draw:style-name="gr4" draw:text-style-name="P6" draw:layer="layout" svg:width="19.4cm" svg:height="1.2cm" svg:x="4.4cm" svg:y="8.6cm">
          <text:p text:style-name="P5"><text:span text:style-name="T1">https://disi.unitn.it/~passerini/teaching/2021-2022/MachineLearning_AIS/index.htm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2.143cm" svg:height="15.749cm" svg:x="2.954cm" svg:y="0.016cm">
          <draw:image xlink:href="Pictures/10000201000004F70000038855382EED75AB4B5B.png" xlink:type="simple" xlink:show="embed" xlink:actuate="onLoad" loext:mime-type="image/png">
            <text:p/>
          </draw:image>
        </draw:frame>
        <draw:custom-shape draw:style-name="gr5" draw:text-style-name="P8" draw:layer="layout" svg:width="20.6cm" svg:height="3.2cm" svg:x="4cm" svg:y="6.2cm">
          <text:p text:style-name="P7"><text:span text:style-name="T2">&gt; pip install numpy scipy matplotlib sklearn pandas</text:span></text:p>
          <text:p text:style-name="P7"><text:span text:style-name="T2">&gt; pip install jupyt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9.4cm" svg:height="1.2cm" svg:x="4.4cm" svg:y="10.6cm">
          <text:p text:style-name="P5"><text:span text:style-name="T1">https://disi.unitn.it/~passerini/teaching/2021-2022/MachineLearning_AIS/index.htm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2.239cm" svg:height="15.749cm" svg:x="2.906cm" svg:y="0.016cm">
          <draw:image xlink:href="Pictures/10000201000005050000038EBDF8940950C4502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2.277cm" svg:height="15.749cm" svg:x="2.887cm" svg:y="0.016cm">
          <draw:image xlink:href="Pictures/10000201000005030000038B9DC5372241CC4CC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2.188cm" svg:height="15.749cm" svg:x="2.932cm" svg:y="0.016cm">
          <draw:image xlink:href="Pictures/10000201000005130000039A16A98BA348442A1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2.293cm" svg:height="15.749cm" svg:x="2.879cm" svg:y="0.016cm">
          <draw:image xlink:href="Pictures/100002010000051200000395850BA59AB285A47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1.441cm" svg:height="15.749cm" svg:x="3.305cm" svg:y="0.016cm">
          <draw:image xlink:href="Pictures/10000201000004F9000003A770CDE081EFD165D6.png" xlink:type="simple" xlink:show="embed" xlink:actuate="onLoad" loext:mime-type="image/png">
            <text:p/>
          </draw:image>
        </draw:frame>
        <draw:custom-shape draw:style-name="gr4" draw:text-style-name="P6" draw:layer="layout" svg:width="19.4cm" svg:height="1.2cm" svg:x="4.4cm" svg:y="4.6cm">
          <text:p text:style-name="P5"><text:span text:style-name="T1">https://disi.unitn.it/~passerini/teaching/2021-2022/MachineLearning_AIS/index.htm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1.913cm" svg:height="15.749cm" svg:x="3.069cm" svg:y="0.016cm">
          <draw:image xlink:href="Pictures/100002010000050E000003A2B2AD08360F5F84A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13:42:24.748146830</meta:creation-date>
    <dc:date>2021-11-20T14:00:40.426914497</dc:date>
    <meta:editing-duration>PT7M23S</meta:editing-duration>
    <meta:editing-cycles>2</meta:editing-cycles>
    <meta:generator>LibreOffice/6.4.7.2$Linux_X86_64 LibreOffice_project/40$Build-2</meta:generator>
    <meta:document-statistic meta:object-count="53"/>
  </office:meta>
</office:document-meta>
</file>